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 table:number-rows-repeated="10478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9:27:19.787741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4-28T19:38:09.767985926</dc:date>
    <dc:creator>Jesus Castagnetto</dc:creator>
    <meta:editing-duration>P5DT15H10M34S</meta:editing-duration>
    <meta:editing-cycles>508</meta:editing-cycles>
    <meta:generator>LibreOffice/7.1.2.2$Linux_X86_64 LibreOffice_project/10$Build-2</meta:generator>
    <meta:document-statistic meta:table-count="1" meta:cell-count="5216" meta:object-count="0"/>
  </office:meta>
</office:document-meta>
</file>